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 fo:keep-with-next="always"/>
      <style:text-properties officeooo:paragraph-rsid="000aa72e"/>
    </style:style>
    <style:style style:name="P2" style:family="paragraph" style:parent-style-name="Heading_20_3">
      <style:paragraph-properties fo:text-align="justify" style:justify-single-word="false" fo:keep-with-next="always"/>
      <style:text-properties officeooo:paragraph-rsid="000aa72e"/>
    </style:style>
    <style:style style:name="P3" style:family="paragraph" style:parent-style-name="Heading_20_3">
      <style:paragraph-properties fo:text-align="justify" style:justify-single-word="false" fo:keep-with-next="always"/>
      <style:text-properties style:font-name="Liberation Mono" fo:font-style="italic" officeooo:rsid="00067efc" officeooo:paragraph-rsid="000aa72e" style:font-size-asian="12.25pt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  <style:text-properties style:font-name="Liberation Mono" fo:font-size="14pt" fo:font-style="normal" fo:font-weight="normal" officeooo:rsid="001edcda" officeooo:paragraph-rsid="000aa72e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Mono" fo:font-size="14pt" fo:font-style="normal" fo:font-weight="normal" officeooo:rsid="00067efc" officeooo:paragraph-rsid="000aa72e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Mono" fo:font-size="13pt" fo:font-style="normal" fo:font-weight="normal" officeooo:rsid="001edcda" officeooo:paragraph-rsid="000aa72e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officeooo:paragraph-rsid="000aa72e"/>
    </style:style>
    <style:style style:name="P8" style:family="paragraph" style:parent-style-name="Text_20_body">
      <style:paragraph-properties fo:text-align="justify" style:justify-single-word="false"/>
      <style:text-properties officeooo:paragraph-rsid="000aa72e"/>
    </style:style>
    <style:style style:name="T1" style:family="text"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T2" style:family="text">
      <style:text-properties style:font-name="Liberation Mono" fo:font-style="italic" officeooo:rsid="001edcda" style:font-size-asian="12.25pt" style:font-style-asian="italic" style:font-style-complex="italic"/>
    </style:style>
    <style:style style:name="T3" style:family="text">
      <style:text-properties style:font-name="Liberation Mono" fo:font-style="italic" officeooo:rsid="00067efc" style:font-size-asian="12.25pt" style:font-style-asian="italic" style:font-style-complex="italic"/>
    </style:style>
    <style:style style:name="T4" style:family="text">
      <style:text-properties fo:color="#c9211e" loext:opacity="100%" style:font-name="Liberation Mono" fo:font-size="14pt" fo:font-style="normal" fo:font-weight="bold" officeooo:rsid="001edcda" style:font-size-asian="12.25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 Segurança e Limitações do LocalStorage</text:span></text:h>
      <text:p text:style-name="P7"><text:span text:style-name="T4"/></text:p>
      <text:h text:style-name="P3" text:outline-level="3"><text:bookmark text:name="introdução"/>Introdução</text:h>
      <text:p text:style-name="P8"><text:span text:style-name="T3"/></text:p>
      <text:p text:style-name="P4">Nesta aula, abordaremos as limitações do LocalStorage ao usá-lo em projetos, visando uma compreensão mais clara e prática.</text:p>
      <text:p text:style-name="P4"/>
      <text:h text:style-name="P2" text:outline-level="3"><text:bookmark text:name="proteção-contra-falsificação-de-dados"/><text:span text:style-name="T3">Proteção contra falsificação de dados</text:span></text:h>
      <text:p text:style-name="P8"><text:span text:style-name="T3"/></text:p>
      <text:p text:style-name="P4">O LocalStorage, acessível via JavaScript, apresenta riscos de segurança, permitindo que qualquer pessoa com acesso ao código modifique os dados. Para proteger informações sensíveis, como senhas, é crucial criptografar os dados antes de armazená-los, garantindo que apenas usuários autorizados possam acessá-los.</text:p>
      <text:p text:style-name="P4"/>
      <text:h text:style-name="P3" text:outline-level="3"><text:bookmark text:name="limitar-o-acesso-aos-dados"/>Limitar o acesso aos dados</text:h>
      <text:p text:style-name="P8"><text:span text:style-name="T3"/></text:p>
      <text:p text:style-name="P4">Utilizar o modelo de segurança de origem cruzada do navegador ajuda a restringir o acesso aos dados do LocalStorage. Definindo o cabeçalho de origem em nossa página, podemos especificar quais sites têm permissão para acessar o LocalStorage, contribuindo para a segurança.</text:p>
      <text:p text:style-name="P4"/>
      <text:h text:style-name="P3" text:outline-level="3"><text:bookmark text:name="armazenar-apenas-informações-necessárias"/>Armazenar apenas informações necessárias</text:h>
      <text:p text:style-name="P8"><text:span text:style-name="T3"/></text:p>
      <text:p text:style-name="P4">Evitar armazenar excesso de informações no LocalStorage é essencial, especialmente ao lidar com dados sensíveis. Minimizar o armazenamento reduz o risco de invasões, especialmente em relação a informações valiosas como senhas.</text:p>
      <text:p text:style-name="P4"/>
      <text:h text:style-name="P3" text:outline-level="3"><text:bookmark text:name="capacidade-limitada-de-armazenamento"/>Capacidade limitada de armazenamento</text:h>
      <text:p text:style-name="P8"><text:span text:style-name="T3"/></text:p>
      <text:p text:style-name="P4"><text:soft-page-break/>O LocalStorage possui uma capacidade limitada de armazenamento, geralmente entre 5 a 10 MB, variando conforme o navegador. Isso pode ser problemático para aplicativos que necessitam armazenar grandes quantidades de dados, demandando considerações quanto à gestão eficiente desses limites.</text:p>
      <text:p text:style-name="P4"/>
      <text:h text:style-name="P3" text:outline-level="3"><text:bookmark text:name="incompatibilidade-com-alguns-navegadores"/>Incompatibilidade com alguns navegadores</text:h>
      <text:p text:style-name="P8"><text:span text:style-name="T3"/></text:p>
      <text:p text:style-name="P4">Devido à sua natureza mais recente, nem todos os navegadores oferecem suporte ao LocalStorage. Testar o aplicativo em diferentes navegadores é essencial para garantir a funcionalidade adequada, especialmente em navegadores menos comuns ou mais antigos.</text:p>
      <text:p text:style-name="P4"/>
      <text:h text:style-name="P3" text:outline-level="3"><text:bookmark text:name="armazenamento-exclusivo-em-um-domínio"/>Armazenamento exclusivo em um domínio</text:h>
      <text:p text:style-name="P8"><text:span text:style-name="T3"/></text:p>
      <text:p text:style-name="P4">O LocalStorage está limitado a armazenar dados em um único domínio, o que pode ser problemático ao lidar com diferentes subdomínios. Para compartilhar dados entre eles, é necessário explorar alternativas, uma vez que o LocalStorage não permite tal compartilhamento.</text:p>
      <text:p text:style-name="P4"/>
      <text:h text:style-name="P3" text:outline-level="3"><text:bookmark text:name="sem-suporte-para-tipos-de-dados-complexos"/>Sem suporte para tipos de dados complexos</text:h>
      <text:p text:style-name="P8"><text:span text:style-name="T3"/></text:p>
      <text:p text:style-name="P4">O LocalStorage armazena apenas dados em formato de string, o que implica a necessidade de converter objetos ou arrays em strings antes de armazená-los e convertê-los de volta ao recuperá-los. Essa conversão pode ser complexa e afetar o desempenho do aplicativo.</text:p>
      <text:p text:style-name="P4"/>
      <text:h text:style-name="P3" text:outline-level="3"><text:bookmark text:name="conclusão"/>Conclusão</text:h>
      <text:p text:style-name="P8"><text:span text:style-name="T3"/></text:p>
      <text:p text:style-name="P6">Embora o LocalStorage seja uma ferramenta útil para armazenar dados no navegador do usuário, é fundamental reconhecer suas limitações. A capacidade de armazenamento limitada, incompatibilidade com alguns navegadores, restrição ao armazenamento em um único domínio e a ausência de suporte para tipos de dados complexos são aspectos a serem considerados ao projetar e implementar aplicativos de forma eficiente e sem contratemp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6:26:42.771260912</meta:creation-date>
    <dc:date>2024-02-21T16:38:59.772572731</dc:date>
    <meta:editing-duration>PT1M43S</meta:editing-duration>
    <meta:editing-cycles>1</meta:editing-cycles>
    <meta:generator>LibreOffice/24.2.0.3$Linux_X86_64 LibreOffice_project/da48488a73ddd66ea24cf16bbc4f7b9c08e9bea1</meta:generator>
    <meta:document-statistic meta:table-count="0" meta:image-count="0" meta:object-count="0" meta:page-count="2" meta:paragraph-count="19" meta:word-count="387" meta:character-count="2739" meta:non-whitespace-character-count="2370"/>
  </office:meta>
</office:document-meta>
</file>